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8D59B0000B08F00004501338AA19B278CE9E2.svg" manifest:media-type="image/svg+xml"/>
  <manifest:file-entry manifest:full-path="Pictures/100002010000046B000001BACEBA8C1C512FB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14cm, 6.443cm, 2.278cm, 35.07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38cm, 3.777cm, 8.754cm, 38.373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82cm" svg:height="4.571cm" svg:x="35.072cm" svg:y="10.816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  <draw:frame draw:style-name="gr1" draw:text-style-name="P1" draw:layer="layout" svg:width="3.682cm" svg:height="4.571cm" svg:x="35.072cm" svg:y="10.816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  <draw:frame draw:style-name="gr1" draw:text-style-name="P1" draw:layer="layout" svg:width="10.16cm" svg:height="12.598cm" svg:x="3.286cm" svg:y="5.064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  <draw:frame draw:style-name="gr2" draw:text-style-name="P1" draw:layer="layout" svg:width="8.509cm" svg:height="12.806cm" svg:x="14.843cm" svg:y="3.794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6:29:05.391000000</meta:creation-date>
    <dc:date>2020-04-23T21:00:52.748000000</dc:date>
    <meta:editing-duration>PT3M10S</meta:editing-duration>
    <meta:editing-cycles>4</meta:editing-cycles>
    <meta:generator>LibreOffice/6.2.4.2$Windows_X86_64 LibreOffice_project/2412653d852ce75f65fbfa83fb7e7b669a126d64</meta:generator>
    <meta:document-statistic meta:object-count="4"/>
  </office:meta>
</office:document-meta>
</file>